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33cm" svg:height="0.801cm" draw:transform="skewX (-0.000698131700797735) rotate (-1.55299396842455) translate (3.83849888622522cm 2.6484319521014cm)" svg:viewBox="0 0 6134 802" svg:d="M358 733c451-80 2308-117 2925-110 616 7 2465 218 2723 172 259-38 103-669-262-711s-1587-79-2506-84c-919-4-2649 47-3159 22-141 2-119 744 279 711z">
          <text:p/>
        </draw:path>
        <draw:path draw:style-name="gr1" draw:text-style-name="P1" draw:layer="layout" svg:width="0.902cm" svg:height="0.661cm" draw:transform="skewX (0.0012217304763961) rotate (-2.1556561591382) translate (3.9794573185944cm 8.35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267cm" svg:height="4.404cm" draw:transform="rotate (-2.21063403057602) translate (7.51965782194911cm 7.9072168797315cm)" svg:viewBox="0 0 1268 4405" svg:d="M1250 3907c-315-265-346-497-373-830-83-994 109-2493 38-2972-23-158-942-153-897 121 89 534-46 1902-12 2359 37 458 18 1245 581 1765 251 232 786-343 663-443z">
          <text:p/>
        </draw:path>
        <draw:path draw:style-name="gr2" draw:text-style-name="P1" draw:layer="layout" svg:width="4.563cm" svg:height="4.263cm" draw:transform="skewX (-0.000523598775598321) rotate (0.0977384381116825) translate (2.6096817907853cm 2.392994072704cm)" svg:viewBox="0 0 4564 4264" svg:d="M243 120c2669-374 4509 91 4306 1925s-1685 2165-3957 2219c-188-10-202-772 155-791 1236-90 3118 215 3165-1299 48-1515-2171-1599-3730-1278-280 46-218-737 61-776z">
          <text:p/>
        </draw:path>
        <draw:path draw:style-name="gr1" draw:text-style-name="P1" draw:layer="layout" svg:width="0.903cm" svg:height="0.66cm" draw:transform="skewX (0.00122173047639599) rotate (-2.15652882376419) translate (3.419706971542cm 2.61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3.94599110710369cm 2.74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601) rotate (-2.1556561591382) translate (4.20945731859439cm 5.9154624998279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7.54162447873229cm 7.92996144179579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0.957cm" svg:height="1.46cm" draw:transform="rotate (-0.386066830541146) translate (5.0823266321704cm 0.358241976327003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608) rotate (-2.15652882376419) translate (6.1398736382088cm 0.54519549264570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8) rotate (-2.15705242253979) translate (5.3524725199636cm 1.319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11:00.613000000</dc:date>
    <meta:editing-duration>PT2M58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